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N</mi>
            <mrow>
              <mi/>
              <mo stretchy="false">=</mo>
              <mi/>
            </mrow>
            <mrow>
              <mo stretchy="false">∫</mo>
              <mi/>
            </mrow>
            <mtext>d</mtext>
            <mo stretchy="false">α</mo>
            <mi/>
            <mo stretchy="false">δ</mo>
            <mrow>
              <mo stretchy="false">(</mo>
              <mrow>
                <mo stretchy="false">α</mo>
                <mrow>
                  <mi/>
                  <mo stretchy="false">−</mo>
                  <mi/>
                </mrow>
                <msub>
                  <mo stretchy="false">α</mo>
                  <mi>i</mi>
                </msub>
              </mrow>
              <mo stretchy="false">)</mo>
            </mrow>
            <mi/>
            <mtext>(kontinuierlich)</mtext>
          </mrow>
        </mtd>
      </mtr>
      <mtr>
        <mtd>
          <mrow>
            <mphantom>
              <mstyle>
                <mrow>
                  <mrow>
                    <mi>N</mi>
                  </mrow>
                </mrow>
              </mstyle>
            </mphantom>
            <mrow>
              <mi/>
              <mo stretchy="false">=</mo>
              <mi/>
            </mrow>
            <mrow>
              <munder>
                <mo stretchy="false">∑</mo>
                <mi>r</mi>
              </munder>
              <msub>
                <mi>n</mi>
                <mrow>
                  <msub>
                    <mo stretchy="false">α</mo>
                    <mi>r</mi>
                  </msub>
                </mrow>
              </msub>
            </mrow>
            <mi/>
            <mtext>(diskret)</mtext>
          </mrow>
        </mtd>
      </mtr>
    </mtable>
    <annotation encoding="StarMath 5.0">alignl 
N ~=~ int ` "d" %ialpha ` %idelta (%ialpha ~-~ %ialpha _i) ~~~ "(kontinuierlich)" 

newline 

alignl 
phantom{N} ~=~ sum from r n _{%ialpha _r} ~~~~~~~~~~~~~~~ "(diskret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4:16:44.638000000</meta:creation-date>
    <meta:generator>LibreOffice/4.1.4.2$Windows_x86 LibreOffice_project/0a0440ccc0227ad9829de5f46be37cfb6edcf72</meta:generator>
  </office:meta>
</office:document-meta>
</file>